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 Sans" svg:font-family="'Open Sans', 'Helvetica Neue', Helvetica, Arial, sans-serif"/>
    <style:font-face style:name="OpenSymbol" svg:font-family="OpenSymbol"/>
    <style:font-face style:name="Courier New" svg:font-family="'Courier New'" style:font-family-generic="modern" style:font-pitch="fixed"/>
    <style:font-face style:name="ＭＳ Ｐゴシック1" svg:font-family="'ＭＳ Ｐゴシック'" style:font-family-generic="modern" style:font-pitch="fixed"/>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Table1" style:family="table">
      <style:table-properties style:width="17.009cm" fo:margin-left="-0.019cm" table:align="left"/>
    </style:style>
    <style:style style:name="Table1.A" style:family="table-column">
      <style:table-column-properties style:column-width="17.009cm"/>
    </style:style>
    <style:style style:name="Table1.A1" style:family="table-cell" style:data-style-name="N5100">
      <style:table-cell-properties fo:background-color="#e6e6e6" fo:padding="0.049cm" fo:border="0.002cm solid #000000">
        <style:background-image/>
      </style:table-cell-properties>
    </style:style>
    <style:style style:name="Table1.A2" style:family="table-cell" style:data-style-name="N5100">
      <style:table-cell-properties fo:background-color="#e6e6e6" fo:padding="0.049cm" fo:border-left="0.002cm solid #000000" fo:border-right="0.002cm solid #000000" fo:border-top="none" fo:border-bottom="0.002cm solid #000000">
        <style:background-image/>
      </style:table-cell-properties>
    </style:style>
    <style:style style:name="Table7" style:family="table">
      <style:table-properties style:width="16.993cm" table:align="left"/>
    </style:style>
    <style:style style:name="Table7.A" style:family="table-column">
      <style:table-column-properties style:column-width="3.191cm"/>
    </style:style>
    <style:style style:name="Table7.B" style:family="table-column">
      <style:table-column-properties style:column-width="13.802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left="none" fo:border-right="0.002cm solid #000000" fo:border-top="0.002cm solid #000000" fo:border-bottom="0.002cm solid #000000"/>
    </style:style>
    <style:style style:name="Table2" style:family="table">
      <style:table-properties style:width="16.993cm" table:align="left"/>
    </style:style>
    <style:style style:name="Table2.A" style:family="table-column">
      <style:table-column-properties style:column-width="3.191cm"/>
    </style:style>
    <style:style style:name="Table2.B" style:family="table-column">
      <style:table-column-properties style:column-width="13.802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left="none" fo:border-right="0.002cm solid #000000" fo:border-top="0.002cm solid #000000" fo:border-bottom="0.002cm solid #000000"/>
    </style:style>
    <style:style style:name="Table14" style:family="table">
      <style:table-properties style:width="17.023cm" fo:margin-left="-0.035cm" fo:margin-right="0.012cm" table:align="margins"/>
    </style:style>
    <style:style style:name="Table14.A" style:family="table-column">
      <style:table-column-properties style:column-width="1.935cm" style:rel-column-width="7449*"/>
    </style:style>
    <style:style style:name="Table14.B" style:family="table-column">
      <style:table-column-properties style:column-width="15.088cm" style:rel-column-width="58086*"/>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left="none" fo:border-right="0.002cm solid #000000" fo:border-top="0.002cm solid #000000" fo:border-bottom="0.002cm solid #000000"/>
    </style:style>
    <style:style style:name="P1" style:family="paragraph" style:parent-style-name="Text_20_body">
      <style:text-properties style:font-name="Palatino Linotype" style:font-name-asian="Palatino Linotype"/>
    </style:style>
    <style:style style:name="P2" style:family="paragraph" style:parent-style-name="Text_20_body">
      <style:text-properties style:font-name="Palatino Linotype" style:font-name-asian="Palatino Linotype" style:language-asian="ja" style:country-asian="JP"/>
    </style:style>
    <style:style style:name="P3" style:family="paragraph" style:parent-style-name="Text_20_body">
      <style:text-properties style:font-name="Palatino Linotype" fo:font-size="8pt" style:font-name-asian="Palatino Linotype" style:font-size-asian="8pt" style:font-size-complex="8pt"/>
    </style:style>
    <style:style style:name="P4" style:family="paragraph" style:parent-style-name="Text_20_body">
      <style:text-properties style:font-name="Palatino Linotype" fo:font-size="8pt" style:font-name-asian="Palatino Linotype" style:font-size-asian="8pt" style:language-asian="ja" style:country-asian="JP" style:font-size-complex="8pt"/>
    </style:style>
    <style:style style:name="P5" style:family="paragraph" style:parent-style-name="Text_20_body">
      <style:text-properties style:font-name="Palatino Linotype" fo:font-size="8pt" style:font-name-asian="Palatino Linotype" style:font-size-asian="7pt" style:language-asian="ja" style:country-asian="JP" style:font-size-complex="8pt"/>
    </style:style>
    <style:style style:name="P6" style:family="paragraph" style:parent-style-name="Text_20_body">
      <style:text-properties style:font-name="Palatino Linotype" fo:font-size="12pt" style:font-name-asian="Palatino Linotype" style:font-size-asian="12pt" style:language-asian="ja" style:country-asian="JP" style:font-size-complex="12pt"/>
    </style:style>
    <style:style style:name="P7" style:family="paragraph" style:parent-style-name="Text_20_body">
      <style:text-properties style:font-name="Palatino Linotype" fo:font-size="12pt" style:font-name-asian="Palatino Linotype" style:font-size-asian="10.5pt" style:language-asian="ja" style:country-asian="JP" style:font-size-complex="12pt"/>
    </style:style>
    <style:style style:name="P8" style:family="paragraph" style:parent-style-name="Standard">
      <style:text-properties style:font-name="Palatino Linotype" style:font-name-asian="Palatino Linotype"/>
    </style:style>
    <style:style style:name="P9" style:family="paragraph" style:parent-style-name="Standard">
      <style:text-properties style:font-name="Palatino Linotype" style:font-name-asian="Palatino Linotype" style:language-asian="ja" style:country-asian="JP"/>
    </style:style>
    <style:style style:name="P10" style:family="paragraph" style:parent-style-name="Preformatted_20_Text">
      <style:text-properties style:font-name="Palatino Linotype" style:font-name-asian="Palatino Linotype"/>
    </style:style>
    <style:style style:name="P11" style:family="paragraph" style:parent-style-name="Preformatted_20_Text">
      <style:text-properties style:font-name="Palatino Linotype" fo:font-size="8pt" style:font-name-asian="Palatino Linotype" style:font-size-asian="8pt" style:font-size-complex="8pt"/>
    </style:style>
    <style:style style:name="P12" style:family="paragraph" style:parent-style-name="Preformatted_20_Text">
      <style:text-properties fo:color="#666666" style:font-name="Palatino Linotype" fo:font-size="8pt" style:font-name-asian="Palatino Linotype" style:font-size-asian="8pt" style:font-size-complex="8pt"/>
    </style:style>
    <style:style style:name="P13" style:family="paragraph" style:parent-style-name="Text_20_body">
      <style:text-properties style:font-name="Palatino Linotype" fo:font-size="8pt" style:font-name-asian="Palatino Linotype" style:font-size-asian="8pt" style:language-asian="ja" style:country-asian="JP" style:font-size-complex="8pt"/>
    </style:style>
    <style:style style:name="P14" style:family="paragraph" style:parent-style-name="Text_20_body">
      <style:text-properties style:font-name="Palatino Linotype" style:font-name-asian="Palatino Linotype" style:language-asian="ja" style:country-asian="JP"/>
    </style:style>
    <style:style style:name="P15" style:family="paragraph" style:parent-style-name="Text_20_body" style:list-style-name="L3">
      <style:text-properties style:font-name="Palatino Linotype" style:font-name-asian="Palatino Linotype" style:language-asian="ja" style:country-asian="JP"/>
    </style:style>
    <style:style style:name="P16" style:family="paragraph" style:parent-style-name="Text_20_body" style:list-style-name="L4">
      <style:text-properties style:font-name="Palatino Linotype" style:font-name-asian="Palatino Linotype" style:language-asian="ja" style:country-asian="JP"/>
    </style:style>
    <style:style style:name="P17" style:family="paragraph" style:parent-style-name="Text_20_body" style:list-style-name="L5">
      <style:text-properties style:font-name="Palatino Linotype" style:font-name-asian="Palatino Linotype" style:language-asian="ja" style:country-asian="JP"/>
    </style:style>
    <style:style style:name="P18" style:family="paragraph" style:parent-style-name="Text_20_body" style:list-style-name="L6">
      <style:text-properties style:font-name="Palatino Linotype" style:font-name-asian="Palatino Linotype" style:language-asian="ja" style:country-asian="JP"/>
    </style:style>
    <style:style style:name="P19" style:family="paragraph" style:parent-style-name="Text_20_body" style:list-style-name="L6">
      <style:text-properties style:font-name="Palatino Linotype" fo:font-size="12pt" style:font-name-asian="Palatino Linotype" style:font-size-asian="12pt" style:language-asian="ja" style:country-asian="JP" style:font-size-complex="12pt"/>
    </style:style>
    <style:style style:name="P20" style:family="paragraph" style:parent-style-name="Text_20_body" style:list-style-name="L1">
      <style:paragraph-properties fo:margin-top="0cm" fo:margin-bottom="0cm" fo:orphans="2" fo:widows="2" fo:padding="0cm" fo:border="none"/>
      <style:text-properties fo:font-variant="normal" fo:text-transform="none" fo:color="#333333" style:font-name="Palatino Linotype" fo:font-size="12pt" fo:letter-spacing="normal" fo:font-style="normal" fo:font-weight="normal" style:font-name-asian="Palatino Linotype" style:font-size-asian="12pt" style:font-size-complex="12pt"/>
    </style:style>
    <style:style style:name="P21" style:family="paragraph" style:parent-style-name="Text_20_body" style:list-style-name="L2">
      <style:paragraph-properties fo:margin-left="0cm" fo:margin-right="0cm" fo:margin-top="0cm" fo:margin-bottom="0cm" fo:orphans="2" fo:widows="2" fo:text-indent="0cm" style:auto-text-indent="false" fo:padding="0cm" fo:border="none"/>
      <style:text-properties style:font-name="Palatino Linotype" style:font-name-asian="Palatino Linotype" style:language-asian="ja" style:country-asian="JP"/>
    </style:style>
    <style:style style:name="P22" style:family="paragraph" style:parent-style-name="Heading_20_3">
      <style:text-properties style:font-name="Palatino Linotype" style:font-name-asian="Palatino Linotype"/>
    </style:style>
    <style:style style:name="P23" style:family="paragraph" style:parent-style-name="Heading_20_3">
      <style:text-properties style:font-name="Palatino Linotype" style:font-name-asian="Palatino Linotype" style:language-asian="ja" style:country-asian="JP"/>
    </style:style>
    <style:style style:name="P24" style:family="paragraph" style:parent-style-name="Heading_20_3">
      <style:text-properties style:font-name="Palatino Linotype" fo:font-size="12pt" style:font-name-asian="Palatino Linotype" style:font-size-asian="12pt" style:language-asian="ja" style:country-asian="JP" style:font-size-complex="12pt"/>
    </style:style>
    <style:style style:name="P25" style:family="paragraph" style:parent-style-name="Heading_20_4">
      <style:text-properties style:font-name="Palatino Linotype" style:font-name-asian="Palatino Linotype" style:language-asian="ja" style:country-asian="JP"/>
    </style:style>
    <style:style style:name="P26" style:family="paragraph" style:parent-style-name="Heading_20_4">
      <style:text-properties style:font-name="Palatino Linotype" fo:font-size="12pt" style:font-name-asian="Palatino Linotype" style:font-size-asian="12pt" style:language-asian="ja" style:country-asian="JP" style:font-size-complex="12pt"/>
    </style:style>
    <style:style style:name="P27" style:family="paragraph" style:parent-style-name="Heading_20_1">
      <style:text-properties style:font-name="Palatino Linotype" style:font-name-asian="Palatino Linotype"/>
    </style:style>
    <style:style style:name="P28" style:family="paragraph" style:parent-style-name="Heading_20_5">
      <style:text-properties style:font-name="Palatino Linotype" style:font-name-asian="Palatino Linotype"/>
    </style:style>
    <style:style style:name="P29" style:family="paragraph" style:parent-style-name="Heading_20_5">
      <style:text-properties style:font-name="Palatino Linotype" style:font-name-asian="Palatino Linotype" style:language-asian="ja" style:country-asian="JP"/>
    </style:style>
    <style:style style:name="P30" style:family="paragraph" style:parent-style-name="Heading_20_5">
      <style:text-properties style:font-name="Palatino Linotype" fo:font-size="12pt" style:font-name-asian="Palatino Linotype" style:font-size-asian="12pt" style:language-asian="ja" style:country-asian="JP" style:font-size-complex="12pt"/>
    </style:style>
    <style:style style:name="P31" style:family="paragraph" style:parent-style-name="Heading_20_2">
      <style:text-properties style:font-name="Palatino Linotype" style:font-name-asian="Palatino Linotype"/>
    </style:style>
    <style:style style:name="P32" style:family="paragraph" style:parent-style-name="Heading_20_2">
      <style:text-properties style:font-name="Palatino Linotype" style:font-name-asian="Palatino Linotype" style:language-asian="ja" style:country-asian="JP"/>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Contents_20_3">
      <style:paragraph-properties>
        <style:tab-stops>
          <style:tab-stop style:position="16.002cm" style:type="right" style:leader-style="dotted" style:leader-text="."/>
        </style:tab-stops>
      </style:paragraph-properties>
    </style:style>
    <style:style style:name="P36" style:family="paragraph" style:parent-style-name="Contents_20_4">
      <style:paragraph-properties>
        <style:tab-stops>
          <style:tab-stop style:position="15.503cm" style:type="right" style:leader-style="dotted" style:leader-text="."/>
        </style:tab-stops>
      </style:paragraph-properties>
    </style:style>
    <style:style style:name="P37" style:family="paragraph" style:parent-style-name="Contents_20_5">
      <style:paragraph-properties>
        <style:tab-stops>
          <style:tab-stop style:position="15.004cm" style:type="right" style:leader-style="dotted" style:leader-text="."/>
        </style:tab-stops>
      </style:paragraph-properties>
    </style:style>
    <style:style style:name="T1" style:family="text">
      <style:text-properties style:language-asian="ja" style:country-asian="JP"/>
    </style:style>
    <style:style style:name="T2" style:family="text">
      <style:text-properties fo:font-size="8pt" style:font-size-asian="8pt" style:language-asian="ja" style:country-asian="JP" style:font-size-complex="8pt"/>
    </style:style>
    <style:style style:name="T3" style:family="text">
      <style:text-properties fo:color="#0000ff"/>
    </style:style>
    <style:style style:name="T4" style:family="text">
      <style:text-properties fo:color="#0000ff" style:language-asian="ja" style:country-asian="JP"/>
    </style:style>
    <style:style style:name="T5" style:family="text">
      <style:text-properties style:use-window-font-color="true"/>
    </style:style>
    <style:style style:name="fr1"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5100" number:language="ja" number:country="JP">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3">Messenger send test results<text:tab/>2</text:p>
          <text:p text:style-name="P34">Environment setup fixed parameters<text:tab/>2</text:p>
          <text:p text:style-name="P34">Test cases<text:tab/>3</text:p>
          <text:p text:style-name="P35">Original version<text:tab/>3</text:p>
          <text:p text:style-name="P35">Results<text:tab/>3</text:p>
          <text:p text:style-name="P36">Environment#0<text:tab/>3</text:p>
          <text:p text:style-name="P36">Environment#1<text:tab/>3</text:p>
          <text:p text:style-name="P35">Case # 1<text:tab/>4</text:p>
          <text:p text:style-name="P36">Preconditions<text:tab/>4</text:p>
          <text:p text:style-name="P36">Results<text:tab/>5</text:p>
          <text:p text:style-name="P37">Environment#0<text:tab/>5</text:p>
          <text:p text:style-name="P37">Environment#1<text:tab/>5</text:p>
          <text:p text:style-name="P36">Job queue status<text:tab/>6</text:p>
          <text:p text:style-name="P37">Environment#0<text:tab/>6</text:p>
          <text:p text:style-name="P37">Environment#1<text:tab/>6</text:p>
          <text:p text:style-name="P35">Case #2<text:tab/>6</text:p>
          <text:p text:style-name="P36">Preconditions<text:tab/>6</text:p>
          <text:p text:style-name="P36">Results<text:tab/>7</text:p>
          <text:p text:style-name="P37">Environment#0<text:tab/>7</text:p>
          <text:p text:style-name="P37">Environment#1<text:tab/>8</text:p>
          <text:p text:style-name="P36">Job queue status<text:tab/>8</text:p>
          <text:p text:style-name="P37">Environment#0<text:tab/>8</text:p>
          <text:p text:style-name="P37">Environment#1<text:tab/>9</text:p>
          <text:p text:style-name="P35">Case #3<text:tab/>9</text:p>
          <text:p text:style-name="P36">Preconditions<text:tab/>9</text:p>
          <text:p text:style-name="P36">Results<text:tab/>10</text:p>
          <text:p text:style-name="P37">Environment#0<text:tab/>10</text:p>
          <text:p text:style-name="P37">Environment#1<text:tab/>10</text:p>
          <text:p text:style-name="P36">Job queue status<text:tab/>11</text:p>
          <text:p text:style-name="P37">Environment#0<text:tab/>11</text:p>
          <text:p text:style-name="P37">Environment#1<text:tab/>11</text:p>
          <text:p text:style-name="P35">Case #4<text:tab/>11</text:p>
          <text:p text:style-name="P36">Preconditions<text:tab/>11</text:p>
          <text:p text:style-name="P36">Results<text:tab/>12</text:p>
          <text:p text:style-name="P37">Environment#0<text:tab/>12</text:p>
          <text:p text:style-name="P37">Environment#1<text:tab/>12</text:p>
          <text:p text:style-name="P36">Job queue status<text:tab/>13</text:p>
          <text:p text:style-name="P37">Environment#0<text:tab/>13</text:p>
          <text:p text:style-name="P37">Environment#1<text:tab/>13</text:p>
          <text:p text:style-name="P35">Case #5<text:tab/>13</text:p>
          <text:p text:style-name="P36">Preconditions<text:tab/>13</text:p>
          <text:p text:style-name="P36">Results<text:tab/>13</text:p>
          <text:p text:style-name="P37">Environment#0<text:tab/>13</text:p>
          <text:p text:style-name="P37">Environment#1<text:tab/>14</text:p>
          <text:p text:style-name="P36">Job queue status<text:tab/>15</text:p>
          <text:p text:style-name="P37">Environment#0<text:tab/>15</text:p>
          <text:p text:style-name="P37">Environment#1<text:tab/>15</text:p>
          <text:p text:style-name="P34">Graphical representation of results<text:tab/>15</text:p>
        </text:index-body>
      </text:table-of-content>
      <text:h text:style-name="P27" text:outline-level="1"><text:soft-page-break/></text:h>
      <text:h text:style-name="P27" text:outline-level="1">Mes<text:span text:style-name="T1">senger send test results</text:span></text:h>
      <text:p text:style-name="P2"/>
      <text:p text:style-name="P2">The performance of messenger send has been tested using the cbench:c test program. The cbench:c program operates in two modes latency and throughput. Results shown below are throughput output results. This document should be used in conjunction with the messenger send design document. Each test has some preconditions that we list and set appropriate before testing commences. Some of these preconditions are conditional code that needs to be compiled and enabled. The following is a list of messenger's send conditional flags:</text:p>
      <text:list xml:id="list36451838" text:style-name="L1">
        <text:list-item>
          <text:p text:style-name="P20">MCAS multiple compare and store not set by default. CAS is enabled by default.</text:p>
        </text:list-item>
        <text:list-item>
          <text:p text:style-name="P20">MUTEX exclusive locking an unlocking not set by default. Ticket locking algorithm enabled by default.</text:p>
        </text:list-item>
        <text:list-item>
          <text:p text:style-name="P20">BLOOM reference code only. At it is would not work even if enabled.</text:p>
        </text:list-item>
        <text:list-item>
          <text:p text:style-name="P20">PAR<text:span text:style-name="T1">TITION splits job queue computation into two halves not enabled by default. Default is one message for each send call.</text:span></text:p>
        </text:list-item>
      </text:list>
      <text:list xml:id="list36424812" text:style-name="L2">
        <text:list-header>
          <text:p text:style-name="P21"/>
        </text:list-header>
      </text:list>
      <text:h text:style-name="P32" text:outline-level="2">Environment setup fixed parameters</text:h>
      <text:p text:style-name="P2">Certain parameters that affect the performance of messenger is the number of tasks and the size of job queue size.</text:p>
      <text:p text:style-name="P2">For all tests the number of tasks set to 2 and the job queue size set to 512 items before queue becomes full.</text:p>
      <text:p text:style-name="P2">All tests conducted in two separate environments the specifications of each shown below.</text:p>
      <table:table table:name="Table1" table:style-name="Table1">
        <table:table-column table:style-name="Table1.A"/>
        <table:table-row>
          <table:table-cell table:style-name="Table1.A1" office:value-type="float" office:value="0">
            <text:p text:style-name="P10">Environment#0</text:p>
          </table:table-cell>
        </table:table-row>
        <table:table-row>
          <table:table-cell table:style-name="Table1.A2" office:value-type="float" office:value="0">
            <text:p text:style-name="P10">Processor <text:s text:c="6"/>: 0</text:p>
            <text:p text:style-name="P10">cpu MHz <text:s text:c="8"/>: 2666.896</text:p>
            <text:p text:style-name="P10">cache size <text:s text:c="5"/>: 4096 KB</text:p>
          </table:table-cell>
        </table:table-row>
        <table:table-row>
          <table:table-cell table:style-name="Table1.A2" office:value-type="float" office:value="0">
            <text:p text:style-name="P10">Environment#1</text:p>
          </table:table-cell>
        </table:table-row>
        <table:table-row>
          <table:table-cell table:style-name="Table1.A2" office:value-type="float" office:value="0">
            <text:p text:style-name="P10">processor<text:tab/>: 0 </text:p>
            <text:p text:style-name="P10">cpu MHz<text:tab/><text:tab/>: 2000.000 </text:p>
            <text:p text:style-name="P10">cache size<text:tab/>: 6144 KB </text:p>
            <text:p text:style-name="P10"/>
            <text:p text:style-name="P10">processor<text:tab/>: 1 </text:p>
            <text:p text:style-name="P10">cpu MHz<text:tab/><text:tab/>: 2000.000 </text:p>
            <text:p text:style-name="P10">cache size<text:tab/>: 6144 KB </text:p>
            <text:p text:style-name="P10"/>
            <text:p text:style-name="P10">processor<text:tab/>: 2 </text:p>
            <text:p text:style-name="P10">cpu MHz<text:tab/><text:tab/>: 2000.000 </text:p>
            <text:p text:style-name="P10">cache size<text:tab/>: 6144 KB </text:p>
            <text:p text:style-name="P10"/>
            <text:p text:style-name="P10">processor<text:tab/>: 3 </text:p>
            <text:p text:style-name="P10">cpu MHz<text:tab/><text:tab/>: 2000.000 </text:p>
            <text:p text:style-name="P10"><text:soft-page-break/>cache size<text:tab/>: 6144 KB </text:p>
          </table:table-cell>
        </table:table-row>
      </table:table>
      <text:p text:style-name="P2"/>
      <text:p text:style-name="P2">We run all the tests twice and pick the best results among them. If during the test the job queue becomes full we confirm this by searching for a specific queue full message in the output log files.</text:p>
      <text:p text:style-name="P2"/>
      <text:h text:style-name="P32" text:outline-level="2">Test cases</text:h>
      <text:p text:style-name="P2"/>
      <text:h text:style-name="P22" text:outline-level="3">Original version</text:h>
      <text:h text:style-name="Heading_20_3" text:outline-level="3">Results</text:h>
      <text:h text:style-name="Heading_20_4" text:outline-level="4">Environment#0</text:h>
      <text:p text:style-name="P4">./trema run ./objects/examples/cbench_switch/cbench_switch -d</text:p>
      <text:p text:style-name="P4">/home/nick/develop-origin/objects/oflops/bin/cbench --switches 1 --loops 10 --delay 1000 --throughput</text:p>
      <text:p text:style-name="P4">cbench: controller benchmarking tool</text:p>
      <text:p text:style-name="P4"><text:s text:c="3"/>running in mode 'throughput'</text:p>
      <text:p text:style-name="P4"><text:s text:c="3"/>connecting to controller at localhost:6633</text:p>
      <text:p text:style-name="P4"><text:s text:c="3"/>faking 1 switches :: 10 tests each; 1000 ms per test</text:p>
      <text:p text:style-name="P4"><text:s text:c="3"/>with 100000 unique source MACs per switch</text:p>
      <text:p text:style-name="P4"><text:s text:c="3"/>starting test with 1000 ms delay after features_reply</text:p>
      <text:p text:style-name="P4"><text:s text:c="3"/>ignoring first 1 "warmup" and last 0 "cooldown" loops</text:p>
      <text:p text:style-name="P4"><text:s text:c="3"/>debugging info is off</text:p>
      <text:p text:style-name="P4">1 <text:s text:c="2"/>switches: fmods/sec: <text:s/>68904 <text:s text:c="2"/>total = 68.821002 per ms</text:p>
      <text:p text:style-name="P4">1 <text:s text:c="2"/>switches: fmods/sec: <text:s/>69806 <text:s text:c="2"/>total = 69.791274 per ms</text:p>
      <text:p text:style-name="P4">1 <text:s text:c="2"/>switches: fmods/sec: <text:s/>70324 <text:s text:c="2"/>total = 69.876164 per ms</text:p>
      <text:p text:style-name="P4">1 <text:s text:c="2"/>switches: fmods/sec: <text:s/>68764 <text:s text:c="2"/>total = 68.737261 per ms</text:p>
      <text:p text:style-name="P4">1 <text:s text:c="2"/>switches: fmods/sec: <text:s/>70651 <text:s text:c="2"/>total = 69.748042 per ms</text:p>
      <text:p text:style-name="P4">1 <text:s text:c="2"/>switches: fmods/sec: <text:s/>65474 <text:s text:c="2"/>total = 65.345987 per ms</text:p>
      <text:p text:style-name="P4">1 <text:s text:c="2"/>switches: fmods/sec: <text:s/>64108 <text:s text:c="2"/>total = 64.098321 per ms</text:p>
      <text:p text:style-name="P4">1 <text:s text:c="2"/>switches: fmods/sec: <text:s/>62734 <text:s text:c="2"/>total = 62.599036 per ms</text:p>
      <text:p text:style-name="P4">1 <text:s text:c="2"/>switches: fmods/sec: <text:s/>63735 <text:s text:c="2"/>total = 63.447582 per ms</text:p>
      <text:p text:style-name="P4">1 <text:s text:c="2"/>switches: fmods/sec: <text:s/>65629 <text:s text:c="2"/>total = 65.448624 per ms</text:p>
      <text:p text:style-name="P3"><text:span text:style-name="T1">RESULT: 1 switches 9 tests min/max/avg/stdev = 62599.04/69876.16/</text:span><text:span text:style-name="T4">66565</text:span><text:span text:style-name="T1">.81/2798.55 responses/s</text:span></text:p>
      <text:p text:style-name="P4"/>
      <text:p text:style-name="P2">No messages discarded due to overflow.</text:p>
      <text:h text:style-name="Heading_20_4" text:outline-level="4">Environment#1</text:h>
      <text:p text:style-name="P2">Unable to obtained results cbench:c always aborted with error.</text:p>
      <text:p text:style-name="P2"><text:soft-page-break/></text:p>
      <text:h text:style-name="P23" text:outline-level="3">Case # 1</text:h>
      <text:p text:style-name="P2"/>
      <text:h text:style-name="P25" text:outline-level="4">Preconditions</text:h>
      <text:p text:style-name="P2"/>
      <text:p text:style-name="P2">The following preconditions are set and valid during the test</text:p>
      <text:list xml:id="list36435493" text:style-name="L3">
        <text:list-item>
          <text:p text:style-name="P15">conditional compilation with MCAS flag (multiple compare and swap) in add_job().</text:p>
        </text:list-item>
        <text:list-item>
          <text:p text:style-name="P15">Mutex exclusive locking is used conditional compilation with MUTEX flag.</text:p>
        </text:list-item>
      </text:list>
      <text:p text:style-name="P2"/>
      <table:table table:name="Table7" table:style-name="Table7">
        <table:table-column table:style-name="Table7.A"/>
        <table:table-column table:style-name="Table7.B"/>
        <table:table-row>
          <table:table-cell table:style-name="Table7.A1" office:value-type="string">
            <text:p text:style-name="P12">1</text:p>
            <text:p text:style-name="P12">2</text:p>
            <text:p text:style-name="P12">3</text:p>
            <text:p text:style-name="P12">4</text:p>
            <text:p text:style-name="P12">5</text:p>
            <text:p text:style-name="P12">6</text:p>
            <text:p text:style-name="P12">7</text:p>
            <text:p text:style-name="P12">8</text:p>
            <text:p text:style-name="P12">9</text:p>
            <text:p text:style-name="P12">10</text:p>
            <text:p text:style-name="P12">11</text:p>
            <text:p text:style-name="P12">12</text:p>
            <text:p text:style-name="P12">13</text:p>
            <text:p text:style-name="P12">14</text:p>
            <text:p text:style-name="P12">15</text:p>
            <text:p text:style-name="P12">16</text:p>
            <text:p text:style-name="P12">17</text:p>
            <text:p text:style-name="P12">18</text:p>
            <text:p text:style-name="P12">19</text:p>
            <text:p text:style-name="P12">20</text:p>
            <text:p text:style-name="P12">21</text:p>
            <text:p text:style-name="P12">22</text:p>
            <text:p text:style-name="P12">23</text:p>
            <text:p text:style-name="P12">24</text:p>
            <text:p text:style-name="P12">25</text:p>
            <text:p text:style-name="P12">26</text:p>
            <text:p text:style-name="P12">27</text:p>
            <text:p text:style-name="P12">28</text:p>
            <text:p text:style-name="P12">29</text:p>
            <text:p text:style-name="P12">30</text:p>
            <text:p text:style-name="P12">31</text:p>
            <text:p text:style-name="P12">32</text:p>
            <text:p text:style-name="P12">33</text:p>
            <text:p text:style-name="P12">34</text:p>
            <text:p text:style-name="P12">35</text:p>
            <text:p text:style-name="P12">36</text:p>
            <text:p text:style-name="P12">37</text:p>
            <text:p text:style-name="P12">38</text:p>
            <text:p text:style-name="P12">39</text:p>
            <text:p text:style-name="P12">40</text:p>
            <text:p text:style-name="P12">41</text:p>
            <text:p text:style-name="P12">42</text:p>
          </table:table-cell>
          <table:table-cell table:style-name="Table7.B1" office:value-type="string">
            <text:p text:style-name="P3">static bool</text:p>
            <text:p text:style-name="P3"><text:span text:style-name="T3">add_job</text:span>( job_ctrl *ctrl, job_item *item ) {</text:p>
            <text:p text:style-name="P3"><text:s text:c="2"/>job_item *rear_item;</text:p>
            <text:p text:style-name="P3"><text:s text:c="2"/>int rear;</text:p>
            <text:p text:style-name="P3"><text:s text:c="2"/>int tmp;</text:p>
            <text:p text:style-name="P3"/>
            <text:p text:style-name="P3"><text:s text:c="2"/>if ( <text:span text:style-name="T5">job_queue_full</text:span>( ctrl ) ) {</text:p>
            <text:p text:style-name="P3"><text:s text:c="4"/>return 0;</text:p>
            <text:p text:style-name="P3"><text:s text:c="2"/>}</text:p>
            <text:p text:style-name="P3"><text:s text:c="2"/>while ( true ) {</text:p>
            <text:p text:style-name="P3"><text:s text:c="4"/>rear = ctrl-&gt;rear;</text:p>
            <text:p text:style-name="P3"><text:s text:c="4"/>tmp = ( rear + 1 ) % ITEM_ARRAY_SIZE;</text:p>
            <text:p text:style-name="P3"><text:s text:c="4"/>if ( rear != ctrl-&gt;rear ) {</text:p>
            <text:p text:style-name="P3"><text:s text:c="6"/>continue;</text:p>
            <text:p text:style-name="P3"><text:s text:c="4"/>}</text:p>
            <text:p text:style-name="P3"><text:s text:c="4"/>rear_item = &amp;ctrl-&gt;item[ rear ];</text:p>
            <text:p text:style-name="P3">#ifdef MCAS</text:p>
            <text:p text:style-name="P3"><text:s text:c="4"/>if ( <text:span text:style-name="T3">MCAS</text:span>( ( int * ) &amp;ctrl-&gt;item[ rear ], ( int * ) rear_item, <text:s/>( int * ) item, sizeof( *item ) ) ) {</text:p>
            <text:p text:style-name="P3">#else</text:p>
            <text:p text:style-name="P3"><text:s text:c="4"/>if ( <text:span text:style-name="T5">CAS</text:span>( ( int * ) &amp;ctrl-&gt;item[ rear ], ( int * ) rear_item, <text:s/>( int * ) item, sizeof( *item ) ) ) {</text:p>
            <text:p text:style-name="P3">#endif</text:p>
            <text:p text:style-name="P3"><text:s text:c="6"/><text:span text:style-name="T5">CAS_int</text:span>( &amp;ctrl-&gt;rear, rear, tmp );</text:p>
            <text:p text:style-name="P3"><text:s text:c="6"/>return 1;</text:p>
            <text:p text:style-name="P3"><text:s text:c="4"/>}</text:p>
            <text:p text:style-name="P3"><text:s text:c="2"/>}</text:p>
            <text:p text:style-name="P3">}</text:p>
          </table:table-cell>
        </table:table-row>
      </table:table>
      <text:h text:style-name="P25" text:outline-level="4"><text:soft-page-break/>Results</text:h>
      <text:h text:style-name="P29" text:outline-level="5">Environment#0</text:h>
      <text:p text:style-name="P1"><text:span text:style-name="T1">.</text:span><text:span text:style-name="T2">/trema run ./objects/examples/cbench_switch/cbench_switch -d</text:span></text:p>
      <text:p text:style-name="P4">/home/nick/test_develop/objects/oflops/bin/cbench --switches 1 --loops 10 --delay 1000 --throughput</text:p>
      <text:p text:style-name="P4">cbench: controller benchmarking tool</text:p>
      <text:p text:style-name="P4"><text:s text:c="3"/>running in mode 'throughput'</text:p>
      <text:p text:style-name="P4"><text:s text:c="3"/>connecting to controller at localhost:6633</text:p>
      <text:p text:style-name="P4"><text:s text:c="3"/>faking 1 switches :: 10 tests each; 1000 ms per test</text:p>
      <text:p text:style-name="P4"><text:s text:c="3"/>with 100000 unique source MACs per switch</text:p>
      <text:p text:style-name="P4"><text:s text:c="3"/>starting test with 1000 ms delay after features_reply</text:p>
      <text:p text:style-name="P4"><text:s text:c="3"/>ignoring first 1 "warmup" and last 0 "cooldown" loops</text:p>
      <text:p text:style-name="P4"><text:s text:c="3"/>debugging info is off</text:p>
      <text:p text:style-name="P4">1 <text:s text:c="2"/>switches: fmods/sec: <text:s/>30217 <text:s text:c="2"/>total = 29.924725 per ms</text:p>
      <text:p text:style-name="P4">1 <text:s text:c="2"/>switches: fmods/sec: <text:s/>30322 <text:s text:c="2"/>total = 30.309664 per ms</text:p>
      <text:p text:style-name="P4">1 <text:s text:c="2"/>switches: fmods/sec: <text:s/>29261 <text:s text:c="2"/>total = 29.196184 per ms</text:p>
      <text:p text:style-name="P4">1 <text:s text:c="2"/>switches: fmods/sec: <text:s/>28278 <text:s text:c="2"/>total = 28.276134 per ms</text:p>
      <text:p text:style-name="P4">1 <text:s text:c="2"/>switches: fmods/sec: <text:s/>28527 <text:s text:c="2"/>total = 28.319840 per ms</text:p>
      <text:p text:style-name="P4">1 <text:s text:c="2"/>switches: fmods/sec: <text:s/>28225 <text:s text:c="2"/>total = 28.205933 per ms</text:p>
      <text:p text:style-name="P4">1 <text:s text:c="2"/>switches: fmods/sec: <text:s/>27519 <text:s text:c="2"/>total = 27.357672 per ms</text:p>
      <text:p text:style-name="P4">1 <text:s text:c="2"/>switches: fmods/sec: <text:s/>28521 <text:s text:c="2"/>total = 28.296917 per ms</text:p>
      <text:p text:style-name="P4">1 <text:s text:c="2"/>switches: fmods/sec: <text:s/>28452 <text:s text:c="2"/>total = 28.295948 per ms</text:p>
      <text:p text:style-name="P4">1 <text:s text:c="2"/>switches: fmods/sec: <text:s/>28105 <text:s text:c="2"/>total = 27.874008 per ms</text:p>
      <text:p text:style-name="P4">RESULT: 1 switches 9 tests min/max/avg/stdev = 27357.67/30309.66/<text:span text:style-name="T3">28459</text:span>.14/795.35 responses/s</text:p>
      <text:p text:style-name="P4"/>
      <text:h text:style-name="P28" text:outline-level="5">Environment#1</text:h>
      <text:p text:style-name="P4">./trema run ./objects/examples/cbench_switch/cbench_switch -d </text:p>
      <text:p text:style-name="P4">/host/Users/co2kara/Documents/projects/trema/objects/oflops/bin/cbench --switches 1 --loops 10 --delay 1000 --throughput </text:p>
      <text:p text:style-name="P4">cbench: controller benchmarking tool </text:p>
      <text:p text:style-name="P4"><text:s text:c="3"/>running in mode 'throughput' </text:p>
      <text:p text:style-name="P4"><text:s text:c="3"/>connecting to controller at localhost:6633 </text:p>
      <text:p text:style-name="P4"><text:s text:c="3"/>faking 1 switches :: 10 tests each; 1000 ms per test </text:p>
      <text:p text:style-name="P4"><text:s text:c="3"/>with 100000 unique source MACs per switch </text:p>
      <text:p text:style-name="P4"><text:s text:c="3"/>starting test with 1000 ms delay after features_reply </text:p>
      <text:p text:style-name="P4"><text:s text:c="3"/>ignoring first 1 "warmup" and last 0 "cooldown" loops </text:p>
      <text:p text:style-name="P4"><text:s text:c="3"/>debugging info is off </text:p>
      <text:p text:style-name="P4">1 <text:s text:c="2"/>switches: fmods/sec: <text:s/>54138 <text:s text:c="2"/>total = 54.090130 per ms </text:p>
      <text:p text:style-name="P4">1 <text:s text:c="2"/>switches: fmods/sec: <text:s/>56016 <text:s text:c="2"/>total = 55.921158 per ms </text:p>
      <text:p text:style-name="P4">1 <text:s text:c="2"/>switches: fmods/sec: <text:s/>67927 <text:s text:c="2"/>total = 67.729298 per ms </text:p>
      <text:p text:style-name="P4">1 <text:s text:c="2"/>switches: fmods/sec: <text:s/>64312 <text:s text:c="2"/>total = 64.177036 per ms </text:p>
      <text:p text:style-name="P4">1 <text:s text:c="2"/>switches: fmods/sec: <text:s/>66948 <text:s text:c="2"/>total = 66.813104 per ms </text:p>
      <text:p text:style-name="P4">1 <text:s text:c="2"/>switches: fmods/sec: <text:s/>64163 <text:s text:c="2"/>total = 64.074769 per ms </text:p>
      <text:p text:style-name="P4"><text:soft-page-break/>1 <text:s text:c="2"/>switches: fmods/sec: <text:s/>63290 <text:s text:c="2"/>total = 63.144326 per ms </text:p>
      <text:p text:style-name="P4">1 <text:s text:c="2"/>switches: fmods/sec: <text:s/>62662 <text:s text:c="2"/>total = 62.588959 per ms </text:p>
      <text:p text:style-name="P4">1 <text:s text:c="2"/>switches: fmods/sec: <text:s/>61386 <text:s text:c="2"/>total = 61.248742 per ms </text:p>
      <text:p text:style-name="P4">1 <text:s text:c="2"/>switches: fmods/sec: <text:s/>61359 <text:s text:c="2"/>total = 61.307869 per ms </text:p>
      <text:p text:style-name="P4">RESULT: 1 switches 9 tests min/max/avg/stdev = 55921.16/67729.30/<text:span text:style-name="T3">63000</text:span>.58/3260.48 responses/s</text:p>
      <text:p text:style-name="P2"/>
      <text:h text:style-name="P25" text:outline-level="4">Job queue status</text:h>
      <text:h text:style-name="P29" text:outline-level="5">Environment#0</text:h>
      <text:p text:style-name="P4">grep -c "queue is full" *.log</text:p>
      <text:p text:style-name="P4">cbench_switch.log:0</text:p>
      <text:p text:style-name="P4">switch.0x1.log:0</text:p>
      <text:p text:style-name="P4">switch_manager.log:0</text:p>
      <text:p text:style-name="P2">No message discarded due to queue full.</text:p>
      <text:h text:style-name="P28" text:outline-level="5">Environment#1</text:h>
      <text:p text:style-name="P4">grep -c "queue is full" * </text:p>
      <text:p text:style-name="P4">cbench_switch.log:4 </text:p>
      <text:p text:style-name="P4">switch.0x1.log:6 </text:p>
      <text:p text:style-name="P4">switch.127.0.0.1:42177.log:0 </text:p>
      <text:p text:style-name="P4">switch.127.0.0.1:56264.log:0 </text:p>
      <text:p text:style-name="P4">switch_manager.log:0 </text:p>
      <text:p text:style-name="P2">10 messages discarded due to queue full.</text:p>
      <text:p text:style-name="P2"/>
      <text:h text:style-name="P23" text:outline-level="3">Case #2</text:h>
      <text:p text:style-name="P2"/>
      <text:h text:style-name="P25" text:outline-level="4">Preconditions</text:h>
      <text:p text:style-name="P2">The following preconditions set and valid during the test.</text:p>
      <text:list xml:id="list36443495" text:style-name="L4">
        <text:list-item>
          <text:p text:style-name="P16">Use CAS function in add_job() default compilation. CAS uses memcmp and memcpy.</text:p>
        </text:list-item>
        <text:list-item>
          <text:p text:style-name="P16">Mutex exclusive locking is used conditional compilation with MUTEX flag.</text:p>
        </text:list-item>
      </text:list>
      <text:p text:style-name="P2"/>
      <table:table table:name="Table2" table:style-name="Table2">
        <table:table-column table:style-name="Table2.A"/>
        <table:table-column table:style-name="Table2.B"/>
        <table:table-row>
          <table:table-cell table:style-name="Table2.A1" office:value-type="string">
            <text:p text:style-name="P12">1</text:p>
            <text:p text:style-name="P12">2</text:p>
            <text:p text:style-name="P12">3</text:p>
            <text:p text:style-name="P12">4</text:p>
            <text:p text:style-name="P12">5</text:p>
            <text:p text:style-name="P12">6</text:p>
            <text:p text:style-name="P12">7</text:p>
            <text:p text:style-name="P12"><text:soft-page-break/>8</text:p>
            <text:p text:style-name="P12">9</text:p>
            <text:p text:style-name="P12">10</text:p>
            <text:p text:style-name="P12">11</text:p>
            <text:p text:style-name="P12">12</text:p>
            <text:p text:style-name="P12">13</text:p>
            <text:p text:style-name="P12">14</text:p>
            <text:p text:style-name="P12">15</text:p>
            <text:p text:style-name="P12">16</text:p>
            <text:p text:style-name="P12">17</text:p>
            <text:p text:style-name="P12">18</text:p>
            <text:p text:style-name="P12">19</text:p>
            <text:p text:style-name="P12">20</text:p>
            <text:p text:style-name="P12">21</text:p>
            <text:p text:style-name="P12">22</text:p>
            <text:p text:style-name="P12">23</text:p>
            <text:p text:style-name="P12">24</text:p>
            <text:p text:style-name="P12">25</text:p>
            <text:p text:style-name="P12">26</text:p>
            <text:p text:style-name="P12">27</text:p>
            <text:p text:style-name="P12">28</text:p>
            <text:p text:style-name="P12">29</text:p>
            <text:p text:style-name="P12">30</text:p>
            <text:p text:style-name="P12">31</text:p>
            <text:p text:style-name="P12">32</text:p>
            <text:p text:style-name="P12">33</text:p>
            <text:p text:style-name="P12">34</text:p>
            <text:p text:style-name="P12">35</text:p>
            <text:p text:style-name="P12">36</text:p>
            <text:p text:style-name="P12">37</text:p>
            <text:p text:style-name="P12">38</text:p>
            <text:p text:style-name="P12">39</text:p>
            <text:p text:style-name="P12">40</text:p>
            <text:p text:style-name="P12">41</text:p>
            <text:p text:style-name="P12">42</text:p>
          </table:table-cell>
          <table:table-cell table:style-name="Table2.B1" office:value-type="string">
            <text:p text:style-name="P3">static bool</text:p>
            <text:p text:style-name="P3"><text:span text:style-name="T3">add_job</text:span>( job_ctrl *ctrl, job_item *item ) {</text:p>
            <text:p text:style-name="P3"><text:s text:c="2"/>job_item *rear_item;</text:p>
            <text:p text:style-name="P3"><text:s text:c="2"/>int rear;</text:p>
            <text:p text:style-name="P3"><text:soft-page-break/><text:s text:c="2"/>int tmp;</text:p>
            <text:p text:style-name="P3"/>
            <text:p text:style-name="P3"><text:s text:c="2"/>if ( <text:span text:style-name="T5">job_queue_full</text:span>( ctrl ) ) {</text:p>
            <text:p text:style-name="P3"><text:s text:c="4"/>return 0;</text:p>
            <text:p text:style-name="P3"><text:s text:c="2"/>}</text:p>
            <text:p text:style-name="P3"><text:s text:c="2"/>while ( true ) {</text:p>
            <text:p text:style-name="P3"><text:s text:c="4"/>rear = ctrl-&gt;rear;</text:p>
            <text:p text:style-name="P3"><text:s text:c="4"/>tmp = ( rear + 1 ) % ITEM_ARRAY_SIZE;</text:p>
            <text:p text:style-name="P3"><text:s text:c="4"/>if ( rear != ctrl-&gt;rear ) {</text:p>
            <text:p text:style-name="P3"><text:s text:c="6"/>continue;</text:p>
            <text:p text:style-name="P3"><text:s text:c="4"/>}</text:p>
            <text:p text:style-name="P3"><text:s text:c="4"/>rear_item = &amp;ctrl-&gt;item[ rear ];</text:p>
            <text:p text:style-name="P3">#ifdef MCAS</text:p>
            <text:p text:style-name="P3"><text:s text:c="4"/>if ( <text:span text:style-name="T5">MCAS</text:span>( ( int * ) &amp;ctrl-&gt;item[ rear ], ( int * ) rear_item, <text:s/>( int * ) item, sizeof( *item ) ) ) {</text:p>
            <text:p text:style-name="P3">#else</text:p>
            <text:p text:style-name="P3"><text:s text:c="4"/>if ( <text:span text:style-name="T3">CAS</text:span>( ( int * ) &amp;ctrl-&gt;item[ rear ], ( int * ) rear_item, <text:s/>( int * ) item, sizeof( *item ) ) ) {</text:p>
            <text:p text:style-name="P3">#endif</text:p>
            <text:p text:style-name="P3"><text:s text:c="6"/><text:span text:style-name="T5">CAS_int</text:span>( &amp;ctrl-&gt;rear, rear, tmp );</text:p>
            <text:p text:style-name="P3"><text:s text:c="6"/>return 1;</text:p>
            <text:p text:style-name="P3"><text:s text:c="4"/>}</text:p>
            <text:p text:style-name="P3"><text:s text:c="2"/>}</text:p>
            <text:p text:style-name="P3">}</text:p>
          </table:table-cell>
        </table:table-row>
      </table:table>
      <text:p text:style-name="P9"/>
      <text:h text:style-name="P25" text:outline-level="4">Results</text:h>
      <text:h text:style-name="P29" text:outline-level="5">Environment#0</text:h>
      <text:p text:style-name="P4">./trema run ./objects/examples/cbench_switch/cbench_switch -d</text:p>
      <text:p text:style-name="P4">/home/nick/test_develop/objects/oflops/bin/cbench --switches 1 --loops 10 --delay 1000 --throughput</text:p>
      <text:p text:style-name="P4">cbench: controller benchmarking tool</text:p>
      <text:p text:style-name="P4"><text:s text:c="3"/>running in mode 'throughput'</text:p>
      <text:p text:style-name="P4"><text:s text:c="3"/>connecting to controller at localhost:6633</text:p>
      <text:p text:style-name="P4"><text:s text:c="3"/>faking 1 switches :: 10 tests each; 1000 ms per test</text:p>
      <text:p text:style-name="P4"><text:s text:c="3"/>with 100000 unique source MACs per switch</text:p>
      <text:p text:style-name="P4"><text:s text:c="3"/>starting test with 1000 ms delay after features_reply</text:p>
      <text:p text:style-name="P4"><text:s text:c="3"/>ignoring first 1 "warmup" and last 0 "cooldown" loops</text:p>
      <text:p text:style-name="P4"><text:s text:c="3"/>debugging info is off</text:p>
      <text:p text:style-name="P4">1 <text:s text:c="2"/>switches: fmods/sec: <text:s/>29685 <text:s text:c="2"/>total = 29.423513 per ms</text:p>
      <text:p text:style-name="P4">1 <text:s text:c="2"/>switches: fmods/sec: <text:s/>28573 <text:s text:c="2"/>total = 28.445422 per ms</text:p>
      <text:p text:style-name="P4">1 <text:s text:c="2"/>switches: fmods/sec: <text:s/>28083 <text:s text:c="2"/>total = 27.728135 per ms</text:p>
      <text:p text:style-name="P4">1 <text:s text:c="2"/>switches: fmods/sec: <text:s/>29113 <text:s text:c="2"/>total = 28.802651 per ms</text:p>
      <text:p text:style-name="P4">1 <text:s text:c="2"/>switches: fmods/sec: <text:s/>28955 <text:s text:c="2"/>total = 28.625718 per ms</text:p>
      <text:p text:style-name="P4"><text:soft-page-break/>1 <text:s text:c="2"/>switches: fmods/sec: <text:s/>28644 <text:s text:c="2"/>total = 28.640076 per ms</text:p>
      <text:p text:style-name="P4">1 <text:s text:c="2"/>switches: fmods/sec: <text:s/>28682 <text:s text:c="2"/>total = 28.469278 per ms</text:p>
      <text:p text:style-name="P4">1 <text:s text:c="2"/>switches: fmods/sec: <text:s/>28344 <text:s text:c="2"/>total = 28.298496 per ms</text:p>
      <text:p text:style-name="P4">1 <text:s text:c="2"/>switches: fmods/sec: <text:s/>28202 <text:s text:c="2"/>total = 28.191315 per ms</text:p>
      <text:p text:style-name="P4">1 <text:s text:c="2"/>switches: fmods/sec: <text:s/>28174 <text:s text:c="2"/>total = 28.006911 per ms</text:p>
      <text:p text:style-name="P4">RESULT: 1 switches 9 tests min/max/avg/stdev = 27728.14/28802.65/<text:span text:style-name="T3">28356</text:span>.44/319.77 responses/s</text:p>
      <text:p text:style-name="P4"/>
      <text:h text:style-name="P28" text:outline-level="5">Environment#1</text:h>
      <text:p text:style-name="P4">./trema run ./objects/examples/cbench_switch/cbench_switch -d </text:p>
      <text:p text:style-name="P4">/host/Users/co2kara/Documents/projects/trema/objects/oflops/bin/cbench --switches 1 --loops 10 --delay 1000 --throughput </text:p>
      <text:p text:style-name="P4">cbench: controller benchmarking tool </text:p>
      <text:p text:style-name="P4"><text:s text:c="3"/>running in mode 'throughput' </text:p>
      <text:p text:style-name="P4"><text:s text:c="3"/>connecting to controller at localhost:6633 </text:p>
      <text:p text:style-name="P4"><text:s text:c="3"/>faking 1 switches :: 10 tests each; 1000 ms per test </text:p>
      <text:p text:style-name="P4"><text:s text:c="3"/>with 100000 unique source MACs per switch </text:p>
      <text:p text:style-name="P4"><text:s text:c="3"/>starting test with 1000 ms delay after features_reply </text:p>
      <text:p text:style-name="P4"><text:s text:c="3"/>ignoring first 1 "warmup" and last 0 "cooldown" loops </text:p>
      <text:p text:style-name="P4"><text:s text:c="3"/>debugging info is off </text:p>
      <text:p text:style-name="P4">1 <text:s text:c="2"/>switches: fmods/sec: <text:s/>70396 <text:s text:c="2"/>total = 70.232639 per ms </text:p>
      <text:p text:style-name="P4">1 <text:s text:c="2"/>switches: fmods/sec: <text:s/>69185 <text:s text:c="2"/>total = 69.168123 per ms </text:p>
      <text:p text:style-name="P4">1 <text:s text:c="2"/>switches: fmods/sec: <text:s/>68717 <text:s text:c="2"/>total = 68.565812 per ms </text:p>
      <text:p text:style-name="P4">1 <text:s text:c="2"/>switches: fmods/sec: <text:s/>68063 <text:s text:c="2"/>total = 67.865714 per ms </text:p>
      <text:p text:style-name="P4">1 <text:s text:c="2"/>switches: fmods/sec: <text:s/>66984 <text:s text:c="2"/>total = 66.842094 per ms </text:p>
      <text:p text:style-name="P4">1 <text:s text:c="2"/>switches: fmods/sec: <text:s/>65743 <text:s text:c="2"/>total = 65.500256 per ms </text:p>
      <text:p text:style-name="P4">1 <text:s text:c="2"/>switches: fmods/sec: <text:s/>66101 <text:s text:c="2"/>total = 65.999625 per ms </text:p>
      <text:p text:style-name="P4">1 <text:s text:c="2"/>switches: fmods/sec: <text:s/>64689 <text:s text:c="2"/>total = 64.678845 per ms </text:p>
      <text:p text:style-name="P4">1 <text:s text:c="2"/>switches: fmods/sec: <text:s/>64290 <text:s text:c="2"/>total = 64.221604 per ms </text:p>
      <text:p text:style-name="P4">1 <text:s text:c="2"/>switches: fmods/sec: <text:s/>63497 <text:s text:c="2"/>total = 63.355527 per ms </text:p>
      <text:p text:style-name="P4">RESULT: 1 switches 9 tests min/max/avg/stdev = 63355.53/69168.12/<text:span text:style-name="T3">66244</text:span>.18/1898.10 responses/s</text:p>
      <text:p text:style-name="P6"/>
      <text:h text:style-name="P25" text:outline-level="4">Job queue status</text:h>
      <text:h text:style-name="P28" text:outline-level="5">Environment#0</text:h>
      <text:p text:style-name="P4">grep -c "queue is full" *.log</text:p>
      <text:p text:style-name="P4">cbench_switch.log:0</text:p>
      <text:p text:style-name="P4">switch.0x1.log:0</text:p>
      <text:p text:style-name="P4">switch_manager.log:0</text:p>
      <text:p text:style-name="P2">No message discarded due to queue full.</text:p>
      <text:h text:style-name="P28" text:outline-level="5"><text:soft-page-break/>Environment#1</text:h>
      <text:p text:style-name="P5">grep -c "queue is full" * </text:p>
      <text:p text:style-name="P5">cbench_switch.log:1 </text:p>
      <text:p text:style-name="P5">switch.0x1.log:0 </text:p>
      <text:p text:style-name="P5">switch.127.0.0.1:42177.log:0 </text:p>
      <text:p text:style-name="P5">switch.127.0.0.1:56264.log:0 </text:p>
      <text:p text:style-name="P5">switch_manager.log:0</text:p>
      <text:p text:style-name="P7">1 message discarded due to queue full.</text:p>
      <text:p text:style-name="P6"/>
      <text:h text:style-name="P23" text:outline-level="3">Case #3</text:h>
      <text:p text:style-name="P2"/>
      <text:h text:style-name="P25" text:outline-level="4">Preconditions</text:h>
      <text:p text:style-name="P2">The following preconditions set and valid during the test.</text:p>
      <text:list xml:id="list36435998" text:style-name="L5">
        <text:list-item>
          <text:p text:style-name="P17">conditional compilation with MCAS flag (multiple compare and swap) in add_job().</text:p>
        </text:list-item>
        <text:list-item>
          <text:p text:style-name="P17">Job queue size partitioned in halve conditional compilation with PARTITION flag.</text:p>
        </text:list-item>
        <text:list-item>
          <text:p text:style-name="P17">Mutex exclusive locking is used conditional compilation with MUTEX flag.</text:p>
        </text:list-item>
      </text:list>
      <text:p text:style-name="P2"/>
      <table:table table:name="Table14" table:style-name="Table14">
        <table:table-column table:style-name="Table14.A"/>
        <table:table-column table:style-name="Table14.B"/>
        <table:table-row>
          <table:table-cell table:style-name="Table14.A1" office:value-type="string">
            <text:p text:style-name="P12">1</text:p>
            <text:p text:style-name="P12">2</text:p>
            <text:p text:style-name="P12">3</text:p>
            <text:p text:style-name="P12">4</text:p>
            <text:p text:style-name="P12">5</text:p>
            <text:p text:style-name="P12">6</text:p>
            <text:p text:style-name="P12">7</text:p>
            <text:p text:style-name="P12">8</text:p>
            <text:p text:style-name="P12">9</text:p>
            <text:p text:style-name="P12">10</text:p>
            <text:p text:style-name="P12">11</text:p>
            <text:p text:style-name="P12">12</text:p>
            <text:p text:style-name="P12">13</text:p>
            <text:p text:style-name="P12">14</text:p>
            <text:p text:style-name="P12">15</text:p>
            <text:p text:style-name="P12">16</text:p>
            <text:p text:style-name="P12">17</text:p>
            <text:p text:style-name="P12">18</text:p>
            <text:p text:style-name="P12">19</text:p>
            <text:p text:style-name="P12">20</text:p>
            <text:p text:style-name="P12">21</text:p>
            <text:p text:style-name="P12">22</text:p>
            <text:p text:style-name="P12">23</text:p>
            <text:p text:style-name="P12">24</text:p>
            <text:p text:style-name="P12">25</text:p>
            <text:p text:style-name="P12">26</text:p>
            <text:p text:style-name="P12">27</text:p>
            <text:p text:style-name="P12">28</text:p>
            <text:p text:style-name="P12">29</text:p>
            <text:p text:style-name="P12">30</text:p>
            <text:p text:style-name="P12">31</text:p>
            <text:p text:style-name="P12">32</text:p>
            <text:p text:style-name="P12"><text:soft-page-break/>33</text:p>
            <text:p text:style-name="P12">34</text:p>
            <text:p text:style-name="P12">35</text:p>
            <text:p text:style-name="P12">35</text:p>
            <text:p text:style-name="P12">37</text:p>
            <text:p text:style-name="P12">38</text:p>
            <text:p text:style-name="P12">39</text:p>
          </table:table-cell>
          <table:table-cell table:style-name="Table14.B1" office:value-type="string">
            <text:p text:style-name="P11">static void</text:p>
            <text:p text:style-name="P11"><text:span text:style-name="T3">exec_partition</text:span>( job_ctrl *ctrl ) {</text:p>
            <text:p text:style-name="P11"><text:s text:c="2"/>int ret = 1;</text:p>
            <text:p text:style-name="P11"><text:s text:c="2"/>job_item *item;</text:p>
            <text:p text:style-name="P11"><text:s text:c="2"/>struct timespec req;</text:p>
            <text:p text:style-name="P11"><text:s text:c="2"/>int front;</text:p>
            <text:p text:style-name="P11"><text:s text:c="2"/>int tmp;</text:p>
            <text:p text:style-name="P11"><text:s text:c="2"/>int rear;</text:p>
            <text:p text:style-name="P11"><text:s text:c="2"/>int thread_idx = 1;</text:p>
            <text:p text:style-name="P11"/>
            <text:p text:style-name="P11"/>
            <text:p text:style-name="P11"><text:s text:c="2"/>if ( ctrl-&gt;tid[ 1 ] == self() ) {</text:p>
            <text:p text:style-name="P11"><text:s text:c="4"/>thread_idx = 2;</text:p>
            <text:p text:style-name="P11"><text:s text:c="2"/>}</text:p>
            <text:p text:style-name="P11"><text:s text:c="2"/>int min = ( thread_idx - 1 ) * 256;</text:p>
            <text:p text:style-name="P11"><text:s text:c="2"/>int max = thread_idx * 256;</text:p>
            <text:p text:style-name="P11"/>
            <text:p text:style-name="P11"><text:s text:c="2"/>req.tv_sec = 0;</text:p>
            <text:p text:style-name="P11"><text:s text:c="2"/>while ( true ) {</text:p>
            <text:p text:style-name="P11"><text:s text:c="4"/>front = ctrl-&gt;front;</text:p>
            <text:p text:style-name="P11"><text:s text:c="4"/>rear = ctrl-&gt;rear;</text:p>
            <text:p text:style-name="P11"><text:s text:c="4"/>if ( front == rear ) {</text:p>
            <text:p text:style-name="P11"><text:s text:c="6"/>req.tv_nsec = 1;</text:p>
            <text:p text:style-name="P11"><text:s text:c="6"/>nanosleep( &amp;req, NULL );</text:p>
            <text:p text:style-name="P11"><text:s text:c="6"/>continue;</text:p>
            <text:p text:style-name="P11"><text:s text:c="4"/>}</text:p>
            <text:p text:style-name="P11"><text:s text:c="4"/>front = ctrl-&gt;front;</text:p>
            <text:p text:style-name="P11"><text:s text:c="4"/>if ( front &gt;= min &amp;&amp; front &lt; max ) {</text:p>
            <text:p text:style-name="P11"><text:s text:c="6"/>item = &amp;ctrl-&gt;item[ front ];</text:p>
            <text:p text:style-name="P11"><text:s text:c="6"/>tmp = ( front + 1 ) % ITEM_ARRAY_SIZE;</text:p>
            <text:p text:style-name="P11"><text:s text:c="6"/>ctrl-&gt;front = tmp;</text:p>
            <text:p text:style-name="P11"><text:s text:c="6"/>send( item-&gt;opt.server_socket, item-&gt;opt.buffer, item-&gt;opt.buffer_len, MSG_DONTWAIT );</text:p>
            <text:p text:style-name="P11"><text:soft-page-break/><text:s text:c="4"/>}</text:p>
            <text:p text:style-name="P11"><text:s text:c="4"/>else {</text:p>
            <text:p text:style-name="P11"><text:s text:c="6"/>req.tv_nsec = 10;</text:p>
            <text:p text:style-name="P11"><text:s text:c="6"/>nanosleep( &amp;req, NULL );</text:p>
            <text:p text:style-name="P11"><text:s text:c="4"/>}</text:p>
            <text:p text:style-name="P11"><text:s text:c="2"/>}</text:p>
            <text:p text:style-name="P11">}</text:p>
          </table:table-cell>
        </table:table-row>
      </table:table>
      <text:p text:style-name="P8"/>
      <text:h text:style-name="P25" text:outline-level="4">Results</text:h>
      <text:h text:style-name="P29" text:outline-level="5">Environment#0</text:h>
      <text:p text:style-name="P4">./trema run ./objects/examples/cbench_switch/cbench_switch -d</text:p>
      <text:p text:style-name="P4">/home/nick/test_develop/objects/oflops/bin/cbench --switches 1 --loops 10 --delay 1000 --throughput</text:p>
      <text:p text:style-name="P4">cbench: controller benchmarking tool</text:p>
      <text:p text:style-name="P4"><text:s text:c="3"/>running in mode 'throughput'</text:p>
      <text:p text:style-name="P4"><text:s text:c="3"/>connecting to controller at localhost:6633</text:p>
      <text:p text:style-name="P4"><text:s text:c="3"/>faking 1 switches :: 10 tests each; 1000 ms per test</text:p>
      <text:p text:style-name="P4"><text:s text:c="3"/>with 100000 unique source MACs per switch</text:p>
      <text:p text:style-name="P4"><text:s text:c="3"/>starting test with 1000 ms delay after features_reply</text:p>
      <text:p text:style-name="P4"><text:s text:c="3"/>ignoring first 1 "warmup" and last 0 "cooldown" loops</text:p>
      <text:p text:style-name="P4"><text:s text:c="3"/>debugging info is off</text:p>
      <text:p text:style-name="P4">1 <text:s text:c="2"/>switches: fmods/sec: <text:s/>28647 <text:s text:c="2"/>total = 28.320605 per ms</text:p>
      <text:p text:style-name="P4">1 <text:s text:c="2"/>switches: fmods/sec: <text:s/>28443 <text:s text:c="2"/>total = 28.355721 per ms</text:p>
      <text:p text:style-name="P4">1 <text:s text:c="2"/>switches: fmods/sec: <text:s/>29291 <text:s text:c="2"/>total = 29.233965 per ms</text:p>
      <text:p text:style-name="P4">1 <text:s text:c="2"/>switches: fmods/sec: <text:s/>29510 <text:s text:c="2"/>total = 29.126894 per ms</text:p>
      <text:p text:style-name="P4">1 <text:s text:c="2"/>switches: fmods/sec: <text:s/>28594 <text:s text:c="2"/>total = 28.214654 per ms</text:p>
      <text:p text:style-name="P4">1 <text:s text:c="2"/>switches: fmods/sec: <text:s/>28571 <text:s text:c="2"/>total = 28.217436 per ms</text:p>
      <text:p text:style-name="P4">1 <text:s text:c="2"/>switches: fmods/sec: <text:s/>28300 <text:s text:c="2"/>total = 28.148365 per ms</text:p>
      <text:p text:style-name="P4">1 <text:s text:c="2"/>switches: fmods/sec: <text:s/>27942 <text:s text:c="2"/>total = 27.760392 per ms</text:p>
      <text:p text:style-name="P4">1 <text:s text:c="2"/>switches: fmods/sec: <text:s/>27631 <text:s text:c="2"/>total = 27.625005 per ms</text:p>
      <text:p text:style-name="P4">1 <text:s text:c="2"/>switches: fmods/sec: <text:s/>27245 <text:s text:c="2"/>total = 27.031237 per ms</text:p>
      <text:p text:style-name="P4">RESULT: 1 switches 9 tests min/max/avg/stdev = 27031.24/29233.96/<text:span text:style-name="T3">28190</text:span>.41/653.60 responses/s</text:p>
      <text:p text:style-name="P4"/>
      <text:h text:style-name="P28" text:outline-level="5">Environment#1</text:h>
      <text:p text:style-name="P4">./trema run ./objects/examples/cbench_switch/cbench_switch -d </text:p>
      <text:p text:style-name="P4">/host/Users/co2kara/Documents/projects/trema/objects/oflops/bin/cbench --switches 1 --loops 10 --delay 1000 --throughput </text:p>
      <text:p text:style-name="P4">cbench: controller benchmarking tool </text:p>
      <text:p text:style-name="P4"><text:s text:c="3"/>running in mode 'throughput' </text:p>
      <text:p text:style-name="P4"><text:s text:c="3"/>connecting to controller at localhost:6633 </text:p>
      <text:p text:style-name="P4"><text:s text:c="3"/>faking 1 switches :: 10 tests each; 1000 ms per test </text:p>
      <text:p text:style-name="P4"><text:s text:c="3"/>with 100000 unique source MACs per switch </text:p>
      <text:p text:style-name="P4"><text:s text:c="3"/>starting test with 1000 ms delay after features_reply </text:p>
      <text:p text:style-name="P4"><text:s text:c="3"/>ignoring first 1 "warmup" and last 0 "cooldown" loops </text:p>
      <text:p text:style-name="P4"><text:soft-page-break/><text:s text:c="3"/>debugging info is off </text:p>
      <text:p text:style-name="P4">1 <text:s text:c="2"/>switches: fmods/sec: <text:s/>54377 <text:s text:c="2"/>total = 54.359605 per ms </text:p>
      <text:p text:style-name="P4">1 <text:s text:c="2"/>switches: fmods/sec: <text:s/>68467 <text:s text:c="2"/>total = 68.407964 per ms </text:p>
      <text:p text:style-name="P4">1 <text:s text:c="2"/>switches: fmods/sec: <text:s/>58672 <text:s text:c="2"/>total = 58.590091 per ms </text:p>
      <text:p text:style-name="P4">1 <text:s text:c="2"/>switches: fmods/sec: <text:s/>58338 <text:s text:c="2"/>total = 58.112408 per ms </text:p>
      <text:p text:style-name="P4">1 <text:s text:c="2"/>switches: fmods/sec: <text:s/>63797 <text:s text:c="2"/>total = 63.591726 per ms </text:p>
      <text:p text:style-name="P4">1 <text:s text:c="2"/>switches: fmods/sec: <text:s/>66610 <text:s text:c="2"/>total = 66.583699 per ms </text:p>
      <text:p text:style-name="P4">1 <text:s text:c="2"/>switches: fmods/sec: <text:s/>60711 <text:s text:c="2"/>total = 60.616559 per ms </text:p>
      <text:p text:style-name="P4">1 <text:s text:c="2"/>switches: fmods/sec: <text:s/>61422 <text:s text:c="2"/>total = 61.224978 per ms </text:p>
      <text:p text:style-name="P4">1 <text:s text:c="2"/>switches: fmods/sec: <text:s/>59225 <text:s text:c="2"/>total = 59.032672 per ms </text:p>
      <text:p text:style-name="P4">1 <text:s text:c="2"/>switches: fmods/sec: <text:s/>56878 <text:s text:c="2"/>total = 56.629904 per ms </text:p>
      <text:p text:style-name="P4">RESULT: 1 switches 9 tests min/max/avg/stdev = 56629.90/68407.96/<text:span text:style-name="T3">61421</text:span>.11/3778.42 responses/s </text:p>
      <text:p text:style-name="P4"/>
      <text:h text:style-name="P25" text:outline-level="4">Job queue status</text:h>
      <text:h text:style-name="P29" text:outline-level="5">Environment#0</text:h>
      <text:p text:style-name="P4">grep -c "queue is full" *.log</text:p>
      <text:p text:style-name="P4">cbench_switch.log:0</text:p>
      <text:p text:style-name="P4">switch.0x1.log:0</text:p>
      <text:p text:style-name="P4">switch_manager.log:0</text:p>
      <text:p text:style-name="P6">No message discarded due to queue full.</text:p>
      <text:h text:style-name="P28" text:outline-level="5">Environment#1</text:h>
      <text:p text:style-name="P4">grep -c "queue is full" *.log</text:p>
      <text:p text:style-name="P4">cbench_switch.log:0</text:p>
      <text:p text:style-name="P4">switch.0x1.log:0</text:p>
      <text:p text:style-name="P4">switch_manager.log:0</text:p>
      <text:p text:style-name="P6">No message discarded due to queue full.</text:p>
      <text:h text:style-name="P24" text:outline-level="3">Case #4</text:h>
      <text:p text:style-name="P6"/>
      <text:h text:style-name="P26" text:outline-level="4">Preconditions</text:h>
      <text:p text:style-name="P6">The following preconditions set and valid during the test.</text:p>
      <text:list xml:id="list36441496" text:style-name="L6">
        <text:list-item>
          <text:p text:style-name="P19">Use CAS function in add_job() default compilation. CAS uses memcmp and memcpy.</text:p>
        </text:list-item>
        <text:list-item>
          <text:p text:style-name="P18">Job queue size partitioned in halve conditional compilation with PARTITION flag.</text:p>
        </text:list-item>
        <text:list-item>
          <text:p text:style-name="P19">Mutex exclusive locking is used conditional compilation with MUTEX flag.</text:p>
        </text:list-item>
      </text:list>
      <text:p text:style-name="P6"/>
      <text:h text:style-name="P26" text:outline-level="4"><text:soft-page-break/>Results</text:h>
      <text:h text:style-name="P30" text:outline-level="5">Environment#0</text:h>
      <text:p text:style-name="P4">./trema run ./objects/examples/cbench_switch/cbench_switch -d</text:p>
      <text:p text:style-name="P4">/home/nick/test_develop/objects/oflops/bin/cbench --switches 1 --loops 10 --delay 1000 --throughput</text:p>
      <text:p text:style-name="P4">cbench: controller benchmarking tool</text:p>
      <text:p text:style-name="P4"><text:s text:c="3"/>running in mode 'throughput'</text:p>
      <text:p text:style-name="P4"><text:s text:c="3"/>connecting to controller at localhost:6633</text:p>
      <text:p text:style-name="P4"><text:s text:c="3"/>faking 1 switches :: 10 tests each; 1000 ms per test</text:p>
      <text:p text:style-name="P4"><text:s text:c="3"/>with 100000 unique source MACs per switch</text:p>
      <text:p text:style-name="P4"><text:s text:c="3"/>starting test with 1000 ms delay after features_reply</text:p>
      <text:p text:style-name="P4"><text:s text:c="3"/>ignoring first 1 "warmup" and last 0 "cooldown" loops</text:p>
      <text:p text:style-name="P4"><text:s text:c="3"/>debugging info is off</text:p>
      <text:p text:style-name="P4">1 <text:s text:c="2"/>switches: fmods/sec: <text:s/>30175 <text:s text:c="2"/>total = 29.969708 per ms</text:p>
      <text:p text:style-name="P4">1 <text:s text:c="2"/>switches: fmods/sec: <text:s/>30234 <text:s text:c="2"/>total = 29.969697 per ms</text:p>
      <text:p text:style-name="P4">1 <text:s text:c="2"/>switches: fmods/sec: <text:s/>29279 <text:s text:c="2"/>total = 29.228785 per ms</text:p>
      <text:p text:style-name="P4">1 <text:s text:c="2"/>switches: fmods/sec: <text:s/>28245 <text:s text:c="2"/>total = 28.145029 per ms</text:p>
      <text:p text:style-name="P4">1 <text:s text:c="2"/>switches: fmods/sec: <text:s/>28829 <text:s text:c="2"/>total = 28.514175 per ms</text:p>
      <text:p text:style-name="P4">1 <text:s text:c="2"/>switches: fmods/sec: <text:s/>29193 <text:s text:c="2"/>total = 28.860955 per ms</text:p>
      <text:p text:style-name="P4">1 <text:s text:c="2"/>switches: fmods/sec: <text:s/>28563 <text:s text:c="2"/>total = 28.558374 per ms</text:p>
      <text:p text:style-name="P4">1 <text:s text:c="2"/>switches: fmods/sec: <text:s/>28240 <text:s text:c="2"/>total = 27.940340 per ms</text:p>
      <text:p text:style-name="P4">1 <text:s text:c="2"/>switches: fmods/sec: <text:s/>28216 <text:s text:c="2"/>total = 28.046292 per ms</text:p>
      <text:p text:style-name="P4">1 <text:s text:c="2"/>switches: fmods/sec: <text:s/>27516 <text:s text:c="2"/>total = 27.474760 per ms</text:p>
      <text:p text:style-name="P4">RESULT: 1 switches 9 tests min/max/avg/stdev = 27474.76/29969.70/<text:span text:style-name="T3">28526</text:span>.49/708.28 responses/s</text:p>
      <text:p text:style-name="P4"/>
      <text:h text:style-name="P28" text:outline-level="5">Environment#1</text:h>
      <text:p text:style-name="P4">./trema run ./objects/examples/cbench_switch/cbench_switch -d </text:p>
      <text:p text:style-name="P4">/host/Users/co2kara/Documents/projects/trema/objects/oflops/bin/cbench --switches 1 --loops 10 --delay 1000 --throughput </text:p>
      <text:p text:style-name="P4">cbench: controller benchmarking tool </text:p>
      <text:p text:style-name="P4"><text:s text:c="3"/>running in mode 'throughput' </text:p>
      <text:p text:style-name="P4"><text:s text:c="3"/>connecting to controller at localhost:6633 </text:p>
      <text:p text:style-name="P4"><text:s text:c="3"/>faking 1 switches :: 10 tests each; 1000 ms per test </text:p>
      <text:p text:style-name="P4"><text:s text:c="3"/>with 100000 unique source MACs per switch </text:p>
      <text:p text:style-name="P4"><text:s text:c="3"/>starting test with 1000 ms delay after features_reply </text:p>
      <text:p text:style-name="P4"><text:s text:c="3"/>ignoring first 1 "warmup" and last 0 "cooldown" loops </text:p>
      <text:p text:style-name="P4"><text:s text:c="3"/>debugging info is off </text:p>
      <text:p text:style-name="P4">1 <text:s text:c="2"/>switches: fmods/sec: <text:s/>70552 <text:s text:c="2"/>total = 70.331160 per ms </text:p>
      <text:p text:style-name="P4">1 <text:s text:c="2"/>switches: fmods/sec: <text:s/>68288 <text:s text:c="2"/>total = 68.270181 per ms </text:p>
      <text:p text:style-name="P4">1 <text:s text:c="2"/>switches: fmods/sec: <text:s/>67782 <text:s text:c="2"/>total = 67.750970 per ms </text:p>
      <text:p text:style-name="P4">1 <text:s text:c="2"/>switches: fmods/sec: <text:s/>67736 <text:s text:c="2"/>total = 67.553268 per ms </text:p>
      <text:p text:style-name="P4">1 <text:s text:c="2"/>switches: fmods/sec: <text:s/>66131 <text:s text:c="2"/>total = 65.894702 per ms </text:p>
      <text:p text:style-name="P4">1 <text:s text:c="2"/>switches: fmods/sec: <text:s/>65091 <text:s text:c="2"/>total = 65.065689 per ms </text:p>
      <text:p text:style-name="P4"><text:soft-page-break/>1 <text:s text:c="2"/>switches: fmods/sec: <text:s/>63953 <text:s text:c="2"/>total = 63.872967 per ms </text:p>
      <text:p text:style-name="P4">1 <text:s text:c="2"/>switches: fmods/sec: <text:s/>63741 <text:s text:c="2"/>total = 63.538883 per ms </text:p>
      <text:p text:style-name="P4">1 <text:s text:c="2"/>switches: fmods/sec: <text:s/>63118 <text:s text:c="2"/>total = 62.952247 per ms </text:p>
      <text:p text:style-name="P4">1 <text:s text:c="2"/>switches: fmods/sec: <text:s/>62615 <text:s text:c="2"/>total = 62.429148 per ms </text:p>
      <text:p text:style-name="P4">RESULT: 1 switches 9 tests min/max/avg/stdev = 62429.15/68270.18/<text:span text:style-name="T3">65258</text:span>.67/2086.77 responses/s</text:p>
      <text:p text:style-name="P4"/>
      <text:h text:style-name="P25" text:outline-level="4">Job queue status</text:h>
      <text:h text:style-name="P29" text:outline-level="5">Environment#0</text:h>
      <text:p text:style-name="P4">grep -c "queue is full" *.log</text:p>
      <text:p text:style-name="P4">cbench_switch.log:0</text:p>
      <text:p text:style-name="P4">switch.0x1.log:0</text:p>
      <text:p text:style-name="P4">switch_manager.log:0</text:p>
      <text:p text:style-name="P6">No message discarded due to queue full.</text:p>
      <text:h text:style-name="P28" text:outline-level="5">Environment#1</text:h>
      <text:p text:style-name="P4">grep -c "queue is full" *.log</text:p>
      <text:p text:style-name="P4">cbench_switch.log:0</text:p>
      <text:p text:style-name="P4">switch.0x1.log:0</text:p>
      <text:p text:style-name="P4">switch_manager.log:0</text:p>
      <text:p text:style-name="P6">No message discarded due to queue full.</text:p>
      <text:h text:style-name="P23" text:outline-level="3">Case #5</text:h>
      <text:p text:style-name="P2"/>
      <text:h text:style-name="P26" text:outline-level="4">Preconditions</text:h>
      <text:p text:style-name="P6">The following preconditions set and valid during the test.</text:p>
      <text:list xml:id="list36445053" text:continue-numbering="true" text:style-name="L6">
        <text:list-item>
          <text:p text:style-name="P19">Use CAS function in add_job() default compilation. CAS uses memcmp and memcpy.</text:p>
        </text:list-item>
        <text:list-item>
          <text:p text:style-name="P19">Ticket locking algorithm enabled default compilation.</text:p>
        </text:list-item>
      </text:list>
      <text:p text:style-name="P6"/>
      <text:h text:style-name="P26" text:outline-level="4">Results</text:h>
      <text:h text:style-name="P30" text:outline-level="5">Environment#0</text:h>
      <text:p text:style-name="P4">./trema killall</text:p>
      <text:p text:style-name="P4">./trema run ./objects/examples/cbench_switch/cbench_switch -d</text:p>
      <text:p text:style-name="P4">/home/nick/test_develop/objects/oflops/bin/cbench --switches 1 --loops 10 --delay 1000 --throughput</text:p>
      <text:p text:style-name="P4">cbench: controller benchmarking tool</text:p>
      <text:p text:style-name="P4"><text:s text:c="3"/>running in mode 'throughput'</text:p>
      <text:p text:style-name="P4"><text:soft-page-break/><text:s text:c="3"/>connecting to controller at localhost:6633</text:p>
      <text:p text:style-name="P4"><text:s text:c="3"/>faking 1 switches :: 10 tests each; 1000 ms per test</text:p>
      <text:p text:style-name="P4"><text:s text:c="3"/>with 100000 unique source MACs per switch</text:p>
      <text:p text:style-name="P4"><text:s text:c="3"/>starting test with 1000 ms delay after features_reply</text:p>
      <text:p text:style-name="P4"><text:s text:c="3"/>ignoring first 1 "warmup" and last 0 "cooldown" loops</text:p>
      <text:p text:style-name="P4"><text:s text:c="3"/>debugging info is off</text:p>
      <text:p text:style-name="P4">1 <text:s text:c="2"/>switches: fmods/sec: <text:s/>31056 <text:s text:c="2"/>total = 31.012459 per ms</text:p>
      <text:p text:style-name="P4">1 <text:s text:c="2"/>switches: fmods/sec: <text:s/>31814 <text:s text:c="2"/>total = 31.734315 per ms</text:p>
      <text:p text:style-name="P4">1 <text:s text:c="2"/>switches: fmods/sec: <text:s/>26021 <text:s text:c="2"/>total = 25.970254 per ms</text:p>
      <text:p text:style-name="P4">1 <text:s text:c="2"/>switches: fmods/sec: <text:s/>30223 <text:s text:c="2"/>total = 29.944872 per ms</text:p>
      <text:p text:style-name="P4">1 <text:s text:c="2"/>switches: fmods/sec: <text:s/>29910 <text:s text:c="2"/>total = 29.825028 per ms</text:p>
      <text:p text:style-name="P4">1 <text:s text:c="2"/>switches: fmods/sec: <text:s/>29604 <text:s text:c="2"/>total = 29.537069 per ms</text:p>
      <text:p text:style-name="P4">1 <text:s text:c="2"/>switches: fmods/sec: <text:s/>29358 <text:s text:c="2"/>total = 29.049236 per ms</text:p>
      <text:p text:style-name="P4">1 <text:s text:c="2"/>switches: fmods/sec: <text:s/>28847 <text:s text:c="2"/>total = 28.810353 per ms</text:p>
      <text:p text:style-name="P4">1 <text:s text:c="2"/>switches: fmods/sec: <text:s/>28732 <text:s text:c="2"/>total = 28.532076 per ms</text:p>
      <text:p text:style-name="P4">1 <text:s text:c="2"/>switches: fmods/sec: <text:s/>27413 <text:s text:c="2"/>total = 27.025748 per ms</text:p>
      <text:p text:style-name="P4">RESULT: 1 switches 9 tests min/max/avg/stdev = 25970.25/31734.32/<text:span text:style-name="T3">28936</text:span>.55/1585.93 responses/</text:p>
      <text:p text:style-name="P4"/>
      <text:h text:style-name="P28" text:outline-level="5">Environment#1</text:h>
      <text:p text:style-name="P4">./trema run ./objects/examples/cbench_switch/cbench_switch -d </text:p>
      <text:p text:style-name="P4">/host/Users/co2kara/Documents/projects/trema/objects/oflops/bin/cbench --switches 1 --loops 10 --delay 1000 --throughput </text:p>
      <text:p text:style-name="P4">cbench: controller benchmarking tool </text:p>
      <text:p text:style-name="P4"><text:s text:c="3"/>running in mode 'throughput' </text:p>
      <text:p text:style-name="P4"><text:s text:c="3"/>connecting to controller at localhost:6633 </text:p>
      <text:p text:style-name="P4"><text:s text:c="3"/>faking 1 switches :: 10 tests each; 1000 ms per test </text:p>
      <text:p text:style-name="P4"><text:s text:c="3"/>with 100000 unique source MACs per switch </text:p>
      <text:p text:style-name="P4"><text:s text:c="3"/>starting test with 1000 ms delay after features_reply </text:p>
      <text:p text:style-name="P4"><text:s text:c="3"/>ignoring first 1 "warmup" and last 0 "cooldown" loops </text:p>
      <text:p text:style-name="P4"><text:s text:c="3"/>debugging info is off </text:p>
      <text:p text:style-name="P4">1 <text:s text:c="2"/>switches: fmods/sec: <text:s/>65952 <text:s text:c="2"/>total = 65.865650 per ms </text:p>
      <text:p text:style-name="P4">1 <text:s text:c="2"/>switches: fmods/sec: <text:s/>68135 <text:s text:c="2"/>total = 67.961359 per ms </text:p>
      <text:p text:style-name="P4">1 <text:s text:c="2"/>switches: fmods/sec: <text:s/>49442 <text:s text:c="2"/>total = 49.380620 per ms </text:p>
      <text:p text:style-name="P4">1 <text:s text:c="2"/>switches: fmods/sec: <text:s/>63623 <text:s text:c="2"/>total = 63.503486 per ms </text:p>
      <text:p text:style-name="P4">1 <text:s text:c="2"/>switches: fmods/sec: <text:s/>64708 <text:s text:c="2"/>total = 64.566470 per ms </text:p>
      <text:p text:style-name="P4">1 <text:s text:c="2"/>switches: fmods/sec: <text:s/>64793 <text:s text:c="2"/>total = 64.563413 per ms </text:p>
      <text:p text:style-name="P4">1 <text:s text:c="2"/>switches: fmods/sec: <text:s/>62270 <text:s text:c="2"/>total = 62.078735 per ms </text:p>
      <text:p text:style-name="P4">1 <text:s text:c="2"/>switches: fmods/sec: <text:s/>65073 <text:s text:c="2"/>total = 65.044836 per ms </text:p>
      <text:p text:style-name="P4">1 <text:s text:c="2"/>switches: fmods/sec: <text:s/>63793 <text:s text:c="2"/>total = 63.505321 per ms </text:p>
      <text:p text:style-name="P4">1 <text:s text:c="2"/>switches: fmods/sec: <text:s/>64182 <text:s text:c="2"/>total = 64.165189 per ms </text:p>
      <text:p text:style-name="P4">RESULT: 1 switches 9 tests min/max/avg/stdev = 49380.62/67961.36/<text:span text:style-name="T3">62752</text:span>.16/4959.22 responses/s</text:p>
      <text:p text:style-name="P4"/>
      <text:h text:style-name="P25" text:outline-level="4"><text:soft-page-break/>Job queue status</text:h>
      <text:h text:style-name="P29" text:outline-level="5">Environment#0</text:h>
      <text:p text:style-name="P4">grep -c "queue is full" *.log</text:p>
      <text:p text:style-name="P4">cbench_switch.log:0</text:p>
      <text:p text:style-name="P4">switch.0x1.log:0</text:p>
      <text:p text:style-name="P4">switch_manager.log:0</text:p>
      <text:p text:style-name="P6">No message discarded due to queue full.</text:p>
      <text:h text:style-name="P28" text:outline-level="5">Environment#1</text:h>
      <text:p text:style-name="P5">grep -c "queue is full" * </text:p>
      <text:p text:style-name="P5">cbench_switch.log:9 </text:p>
      <text:p text:style-name="P5">switch.0x1.log:9 </text:p>
      <text:p text:style-name="P5">switch.127.0.0.1:42177.log:0 </text:p>
      <text:p text:style-name="P5">switch.127.0.0.1:56264.log:0 </text:p>
      <text:p text:style-name="P5">switch_manager.log:0</text:p>
      <text:p text:style-name="P6">18 messages loss due to queue full.</text:p>
      <text:p text:style-name="P4"/>
      <text:h text:style-name="P31" text:outline-level="2">Graphical representation of results</text:h>
      <text:p text:style-name="P1"/>
      <text:p text:style-name="P1">For both environments for all test cases a graphical representation of the results shown below.</text:p>
      <text:p text:style-name="P4"/>
      <text:p text:style-name="P4"><draw:frame draw:style-name="fr1" draw:name="Object1" text:anchor-type="paragraph" svg:width="16cm" svg:height="8.999cm" draw:z-index="0"><draw:object xlink:href="./Object 1" xlink:type="simple" xlink:show="embed" xlink:actuate="onLoad"/><draw:image xlink:href="./ObjectReplacements/Object 1" xlink:type="simple" xlink:show="embed" xlink:actuate="onLoad"/></draw:frame></text:p>
      <text:p text:style-name="P4"/>
      <text:p text:style-name="P4"><draw:frame draw:style-name="fr1" draw:name="Object2" text:anchor-type="paragraph" svg:width="15.998cm" svg:height="9.006cm" draw:z-index="1"><draw:object xlink:href="./Object 2" xlink:type="simple" xlink:show="embed" xlink:actuate="onLoad"/><draw:image xlink:href="./ObjectReplacements/Object 2" xlink:type="simple" xlink:show="embed" xlink:actuate="onLoad"/></draw:frame><text:soft-page-break/></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 Sans" svg:font-family="'Open Sans', 'Helvetica Neue', Helvetica, Arial, sans-serif"/>
    <style:font-face style:name="OpenSymbol" svg:font-family="OpenSymbol"/>
    <style:font-face style:name="Courier New" svg:font-family="'Courier New'" style:font-family-generic="modern" style:font-pitch="fixed"/>
    <style:font-face style:name="ＭＳ Ｐゴシック1" svg:font-family="'ＭＳ Ｐゴシック'" style:font-family-generic="modern" style:font-pitch="fixed"/>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fo:padding="0.049cm" fo:border-left="none" fo:border-right="0.035cm solid #99ccff" fo:border-top="none" fo:border-bottom="none" style:shadow="none"/>
      <style:text-properties style:font-name="Courier New" fo:font-size="10pt" style:font-name-asian="ＭＳ Ｐゴシック1"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ck Karanatsios</meta:initial-creator>
    <meta:creation-date>2012-06-05T08:40:02.40</meta:creation-date>
    <dc:date>2012-06-06T16:32:30.60</dc:date>
    <dc:creator>Nick Karanatsios</dc:creator>
    <meta:editing-duration>PT10H21M7S</meta:editing-duration>
    <meta:editing-cycles>16</meta:editing-cycles>
    <meta:generator>OpenOffice.org/3.3$Win32 OpenOffice.org_project/330m20$Build-9567</meta:generator>
    <meta:document-statistic meta:table-count="4" meta:image-count="0" meta:object-count="2" meta:page-count="17" meta:paragraph-count="640" meta:word-count="3225" meta:character-count="2133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draw:fill="none" draw:fill-gradient-name="Rectangular_20_red_2f_whit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chart:auto-size="true" chart:treat-empty-cells="leave-gap" chart:right-angled-axes="true" chart:mean-value="true" chart:error-upper-indicator="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link-data-style-to-source="false" chart:mean-value="true" chart:error-upper-indicator="true" chart:data-label-number="value" chart:data-label-text="false" chart:data-label-symbol="false"/>
      <style:graphic-properties draw:stroke="none" draw:fill="gradient" draw:fill-color="#004586" draw:fill-gradient-name="Rectangular_20_red_2f_white" dr3d:edge-rounding="5%"/>
      <style:text-properties fo:font-size="10pt" style:font-size-asian="10pt" style:font-size-complex="10pt"/>
    </style:style>
    <style:style style:name="ch8" style:family="chart">
      <style:graphic-properties draw:stroke-dash="Line_20_with_20_Fine_20_Dots" svg:stroke-width="0.1cm" svg:stroke-color="#004586"/>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bar" chart:style-name="ch1">
        <chart:title svg:x="5.032cm" svg:y="0.315cm" chart:style-name="ch2">
          <text:p>messenger send performance</text:p>
        </chart:title>
        <chart:subtitle svg:x="6.659cm" svg:y="1.273cm" chart:style-name="ch3">
          <text:p>environment#0</text:p>
        </chart:subtitle>
        <chart:plot-area chart:style-name="ch4" chart:data-source-has-labels="both" svg:x="0.769cm" svg:y="2.314cm" svg:width="14.592cm" svg:height="6.086cm">
          <chartooo:coordinate-region svg:x="1.946cm" svg:y="2.526cm" svg:width="13.415cm" svg:height="5.201cm"/>
          <chart:axis chart:dimension="x" chart:name="primary-x" chart:style-name="ch5">
            <chart:categories table:cell-range-address="local-table.$A$2:.$A$6"/>
          </chart:axis>
          <chart:axis chart:dimension="y" chart:name="primary-y" chart:style-name="ch6"/>
          <chart:series chart:style-name="ch7" chart:values-cell-range-address="local-table.$B$2:.$B$6" chart:label-cell-address="local-table.$B$1" chart:class="chart:bar">
            <chart:mean-value chart:style-name="ch8"/>
            <chart:data-point chart:repeated="5"/>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case#1 </text:p>
              </table:table-cell>
              <table:table-cell office:value-type="float" office:value="28459">
                <text:p>28459</text:p>
              </table:table-cell>
            </table:table-row>
            <table:table-row>
              <table:table-cell office:value-type="string">
                <text:p>case#2</text:p>
              </table:table-cell>
              <table:table-cell office:value-type="float" office:value="28356">
                <text:p>28356</text:p>
              </table:table-cell>
            </table:table-row>
            <table:table-row>
              <table:table-cell office:value-type="string">
                <text:p>case#3</text:p>
              </table:table-cell>
              <table:table-cell office:value-type="float" office:value="28190">
                <text:p>28190</text:p>
              </table:table-cell>
            </table:table-row>
            <table:table-row>
              <table:table-cell office:value-type="string">
                <text:p>case#4</text:p>
              </table:table-cell>
              <table:table-cell office:value-type="float" office:value="28526">
                <text:p>28526</text:p>
              </table:table-cell>
            </table:table-row>
            <table:table-row>
              <table:table-cell office:value-type="string">
                <text:p>case#5</text:p>
              </table:table-cell>
              <table:table-cell office:value-type="float" office:value="28936">
                <text:p>2893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draw:gradient draw:name="Rectangular_20_red_2f_white" draw:display-name="Rectangular red/white" draw:style="rectangular" draw:cx="50%" draw:cy="50%" draw:start-color="#ff0000" draw:end-color="#ffffff" draw:start-intensity="100%" draw:end-intensity="100%" draw:angle="450" draw:border="5%"/>
    <draw:stroke-dash draw:name="Line_20_with_20_Fine_20_Dots" draw:display-name="Line with Fine Dots" draw:style="rect" draw:dots1="1" draw:dots1-length="2.007cm" draw:dots2="10" draw:distance="0.152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chart:mean-value="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link-data-style-to-source="false" chart:mean-value="true" chart:data-label-number="value" chart:data-label-text="false" chart:data-label-symbol="false"/>
      <style:graphic-properties draw:stroke="none" draw:fill="gradient" draw:fill-color="#99284c" draw:fill-gradient-name="Linear_20_blue_2f_white"/>
      <style:text-properties fo:font-size="10pt" style:font-size-asian="10pt" style:font-size-complex="10pt"/>
    </style:style>
    <style:style style:name="ch8" style:family="chart">
      <style:graphic-properties svg:stroke-width="0.1cm" svg:stroke-color="#99284c"/>
    </style:style>
    <style:style style:name="ch9" style:family="chart">
      <style:graphic-properties draw:stroke="solid" svg:stroke-color="#b3b3b3" draw:fill="none" draw:fill-color="#e6e6e6" draw:opacity-name="ChartTransparencyGradient_20_1"/>
    </style:style>
    <style:style style:name="ch10" style:family="chart">
      <style:graphic-properties svg:stroke-color="#b3b3b3" draw:fill-color="#cccccc"/>
    </style:style>
  </office:automatic-styles>
  <office:body>
    <office:chart>
      <chart:chart svg:width="15.998cm" svg:height="9.006cm" xlink:href="." xlink:type="simple" chart:class="chart:bar" chart:style-name="ch1">
        <chart:title svg:x="5.032cm" svg:y="0.316cm" chart:style-name="ch2">
          <text:p>messenger send performance</text:p>
        </chart:title>
        <chart:subtitle svg:x="6.659cm" svg:y="1.275cm" chart:style-name="ch3">
          <text:p>environment#1</text:p>
        </chart:subtitle>
        <chart:plot-area chart:style-name="ch4" chart:data-source-has-labels="both" svg:x="0.769cm" svg:y="2.318cm" svg:width="14.591cm" svg:height="6.088cm">
          <chartooo:coordinate-region svg:x="1.946cm" svg:y="2.53cm" svg:width="13.414cm" svg:height="5.203cm"/>
          <chart:axis chart:dimension="x" chart:name="primary-x" chart:style-name="ch5">
            <chart:categories table:cell-range-address="local-table.$A$2:.$A$6"/>
          </chart:axis>
          <chart:axis chart:dimension="y" chart:name="primary-y" chart:style-name="ch6"/>
          <chart:series chart:style-name="ch7" chart:values-cell-range-address="local-table.$B$2:.$B$6" chart:label-cell-address="local-table.$B$1" chart:class="chart:bar">
            <chart:mean-value chart:style-name="ch8"/>
            <chart:data-point chart:repeated="5"/>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case#1 </text:p>
              </table:table-cell>
              <table:table-cell office:value-type="float" office:value="63000">
                <text:p>63000</text:p>
              </table:table-cell>
            </table:table-row>
            <table:table-row>
              <table:table-cell office:value-type="string">
                <text:p>case#2</text:p>
              </table:table-cell>
              <table:table-cell office:value-type="float" office:value="66244">
                <text:p>66244</text:p>
              </table:table-cell>
            </table:table-row>
            <table:table-row>
              <table:table-cell office:value-type="string">
                <text:p>case#3</text:p>
              </table:table-cell>
              <table:table-cell office:value-type="float" office:value="61421">
                <text:p>61421</text:p>
              </table:table-cell>
            </table:table-row>
            <table:table-row>
              <table:table-cell office:value-type="string">
                <text:p>case#4</text:p>
              </table:table-cell>
              <table:table-cell office:value-type="float" office:value="65258">
                <text:p>65258</text:p>
              </table:table-cell>
            </table:table-row>
            <table:table-row>
              <table:table-cell office:value-type="string">
                <text:p>case#5</text:p>
              </table:table-cell>
              <table:table-cell office:value-type="float" office:value="62752">
                <text:p>6275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draw:gradient draw:name="Linear_20_blue_2f_white" draw:display-name="Linear blue/white" draw:style="linear" draw:start-color="#000080" draw:end-color="#ffffff" draw:start-intensity="100%" draw:end-intensity="100%" draw:angle="450" draw:border="0%"/>
    <draw:opacity draw:name="ChartTransparencyGradient_20_1" draw:display-name="ChartTransparencyGradient 1" draw:style="linear" draw:start="100%" draw:end="0%" draw:angle="0" draw:border="0%"/>
  </office:styles>
</office:document-styles>
</file>